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adio comercial</text:span> → <text:span text:style-name="Strong_20_Emphasis">Simplex</text:span></text:p>
      <text:list text:style-name="L1">
        <text:list-item>
          <text:p text:style-name="P1">La emisora envía la señal y los oyentes solo la reciben, sin posibilidad de responder por el mismo canal. No hay intercambio de información en ambas direcciones.</text:p>
        </text:list-item>
      </text:list>
      <text:p text:style-name="Text_20_body"><text:span text:style-name="Strong_20_Emphasis">Televisión</text:span> → <text:span text:style-name="Strong_20_Emphasis">Simplex</text:span></text:p>
      <text:list text:style-name="L2">
        <text:list-item>
          <text:p text:style-name="P2">Funciona igual que la radio: la señal va en una sola dirección, del canal de TV hacia los espectadores, sin que estos puedan responder a través del mismo medio.</text:p>
        </text:list-item>
      </text:list>
      <text:p text:style-name="Text_20_body"><text:span text:style-name="Strong_20_Emphasis">Correo postal</text:span> → <text:span text:style-name="Strong_20_Emphasis">Semi-dúplex</text:span></text:p>
      <text:list text:style-name="L3">
        <text:list-item>
          <text:p text:style-name="P3">Es un sistema de comunicación en ambas direcciones, pero <text:span text:style-name="Strong_20_Emphasis">no simultáneo</text:span>. Primero envías la carta y, cuando el otro la recibe, puede responder con otra carta. No ocurre al mismo tiempo, por eso no es full-dúplex.</text:p>
        </text:list-item>
      </text:list>
      <text:p text:style-name="Text_20_body"><text:span text:style-name="Strong_20_Emphasis">Lenguaje oral</text:span> → <text:span text:style-name="Strong_20_Emphasis">Full-dúplex</text:span></text:p>
      <text:list text:style-name="L4">
        <text:list-item>
          <text:p text:style-name="P4">Cuando hablamos con alguien en persona o por teléfono, ambos pueden hablar y escuchar al mismo tiempo sin necesidad de turnarse, lo que hace que sea comunicación full-dúplex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3:58:33.100000000</meta:creation-date>
    <dc:date>2025-02-27T14:04:38.715000000</dc:date>
    <meta:editing-duration>PT6M6S</meta:editing-duration>
    <meta:editing-cycles>3</meta:editing-cycles>
    <meta:generator>LibreOffice/24.8.5.2$Windows_X86_64 LibreOffice_project/fddf2685c70b461e7832239a0162a77216259f22</meta:generator>
    <meta:print-date>2025-02-27T13:59:58.064000000</meta:print-date>
    <meta:printed-by>Archivos PDF</meta:printed-by>
    <meta:document-statistic meta:table-count="0" meta:image-count="0" meta:object-count="0" meta:page-count="1" meta:paragraph-count="8" meta:word-count="139" meta:character-count="808" meta:non-whitespace-character-count="681"/>
  </office:meta>
</office:document-meta>
</file>